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5cm" fo:min-width="12.3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5cm" fo:min-width="4.33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5cm" fo:min-width="4.53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4.05cm" fo:min-width="12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26cm" fo:min-width="4.07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26cm" fo:min-width="4.27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313cm" fo:min-width="0.1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3.413cm" fo:min-width="0.15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9cm" svg:height="2cm" svg:x="6.7cm" svg:y="11.5cm">
          <text:p text:style-name="P1">Arduino Un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9cm" svg:height="2cm" svg:x="6.7cm" svg:y="8.7cm">
          <text:p text:style-name="P1">AVR libc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cm" svg:y1="11.1cm" svg:x2="20cm" svg:y2="11.1cm">
          <text:p/>
        </draw:line>
        <draw:custom-shape draw:style-name="gr3" draw:text-style-name="P2" draw:layer="layout" svg:width="4.936cm" svg:height="2cm" svg:x="7.1cm" svg:y="6.3cm">
          <text:p text:style-name="P1">Ring buff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36cm" svg:height="2cm" svg:x="12.464cm" svg:y="6.3cm">
          <text:p text:style-name="P1">GPIO dri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cm" svg:y1="5.9cm" svg:x2="20cm" svg:y2="5.9cm">
          <text:p/>
        </draw:line>
        <draw:custom-shape draw:style-name="gr5" draw:text-style-name="P2" draw:layer="layout" svg:width="12.9cm" svg:height="4.4cm" svg:x="6.7cm" svg:y="1.1cm">
          <text:p text:style-name="P1">ATS applic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2.3cm" svg:x="7.2cm" svg:y="2.7cm">
          <text:p text:style-name="P1">Serial</text:p>
          <text:p text:style-name="P1">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1cm" svg:height="2.3cm" svg:x="12.5cm" svg:y="2.7cm">
          <text:p text:style-name="P1">LCD</text:p>
          <text:p text:style-name="P1">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9cm" svg:x="8.9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5cm" svg:height="1.9cm" svg:x="14.3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1.5cm" svg:height="4.3cm" svg:x="17.9cm" svg:y="4.8cm">
          <text:p/>
          <draw:enhanced-geometry svg:viewBox="0 0 21600 21600" draw:text-areas="?f0 0 ?f2 ?f5" draw:type="down-arrow" draw:modifiers="18687.189025808 5094.20386409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5" draw:layer="layout" svg:width="5.525cm" svg:height="1.431cm" svg:x="0.9cm" svg:y="2.7cm">
          <draw:text-box>
            <text:p text:style-name="P4">ATS language</text:p>
          </draw:text-box>
        </draw:frame>
        <draw:frame draw:style-name="gr10" draw:text-style-name="P5" draw:layer="layout" svg:width="4.361cm" svg:height="1.431cm" svg:x="2cm" svg:y="7.8cm">
          <draw:text-box>
            <text:p text:style-name="P4">C language</text:p>
          </draw:text-box>
        </draw:frame>
        <draw:frame draw:style-name="gr10" draw:text-style-name="P5" draw:layer="layout" svg:width="4.15cm" svg:height="1.431cm" svg:x="2.2cm" svg:y="11.8cm">
          <draw:text-box>
            <text:p text:style-name="P4">Hard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50:06.122523959</meta:creation-date>
    <dc:date>2016-01-28T18:59:30.662644941</dc:date>
    <meta:editing-duration>PT9M15S</meta:editing-duration>
    <meta:editing-cycles>21</meta:editing-cycles>
    <meta:generator>LibreOffice/5.0.5.1$Linux_X86_64 LibreOffice_project/00m0$Build-1</meta:generator>
    <meta:document-statistic meta:object-count="15"/>
  </office:meta>
</office:document-meta>
</file>